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29">
            <text:p>Birm-1129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49">
            <text:p>2.4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2">
            <text:p>AA-22352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50.0">
            <text:p>1715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2351">
            <text:p>AA-22351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160.0">
            <text:p>1716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I-5323">
            <text:p>I-5323</text:p>
          </table:table-cell>
          <table:table-cell office:value-type="float" office:value="54.01">
            <text:p>54.01</text:p>
          </table:table-cell>
          <table:table-cell office:value-type="float" office:value="-6.29">
            <text:p>-6.29</text:p>
          </table:table-cell>
          <table:table-cell office:value-type="float" office:value="5470.0">
            <text:p>547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Mitchell1971,ShennanEtal2018">
            <text:p>Mitchell1971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9">
            <text:p>AA-21819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6005.0">
            <text:p>16005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21818">
            <text:p>AA-21818</text:p>
          </table:table-cell>
          <table:table-cell office:value-type="float" office:value="54.02">
            <text:p>54.02</text:p>
          </table:table-cell>
          <table:table-cell office:value-type="float" office:value="-6.05">
            <text:p>-6.05</text:p>
          </table:table-cell>
          <table:table-cell office:value-type="float" office:value="15105.0">
            <text:p>15105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Clark1998,ShennanEtal2018">
            <text:p>McCabeClark1998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5">
            <text:p>AA-17695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80.0">
            <text:p>1578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4">
            <text:p>AA-17694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750.0">
            <text:p>157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17693">
            <text:p>AA-17693</text:p>
          </table:table-cell>
          <table:table-cell office:value-type="float" office:value="53.98">
            <text:p>53.98</text:p>
          </table:table-cell>
          <table:table-cell office:value-type="float" office:value="-6.14">
            <text:p>-6.14</text:p>
          </table:table-cell>
          <table:table-cell office:value-type="float" office:value="15380.0">
            <text:p>1538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Haynes1996,ShennanEtal2018">
            <text:p>McCabeHaynes1996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1">
            <text:p>AA-56701</text:p>
          </table:table-cell>
          <table:table-cell office:value-type="float" office:value="53.98">
            <text:p>53.98</text:p>
          </table:table-cell>
          <table:table-cell office:value-type="float" office:value="-6.19">
            <text:p>-6.19</text:p>
          </table:table-cell>
          <table:table-cell office:value-type="float" office:value="14650.0">
            <text:p>1465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36">
            <text:p>2.36</text:p>
          </table:table-cell>
          <table:table-cell office:value-type="float" office:value="2.36">
            <text:p>2.36</text:p>
          </table:table-cell>
          <table:table-cell office:value-type="string" office:value="McCabeEtal2005,ShennanEtal2018">
            <text:p>McCabeEtal2005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6">
            <text:p>CAMS-89686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040.0">
            <text:p>170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7">
            <text:p>CAMS-89687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6940.0">
            <text:p>169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CAMS-89688">
            <text:p>CAMS-89688</text:p>
          </table:table-cell>
          <table:table-cell office:value-type="float" office:value="54.06">
            <text:p>54.06</text:p>
          </table:table-cell>
          <table:table-cell office:value-type="float" office:value="-5.97">
            <text:p>-5.97</text:p>
          </table:table-cell>
          <table:table-cell office:value-type="float" office:value="17370.0">
            <text:p>1737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ClarkEtal2004,ShennanEtal2018">
            <text:p>ClarkEtal2004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Birm-1130">
            <text:p>Birm-1130</text:p>
          </table:table-cell>
          <table:table-cell office:value-type="float" office:value="53.99">
            <text:p>53.99</text:p>
          </table:table-cell>
          <table:table-cell office:value-type="float" office:value="-6.38">
            <text:p>-6.38</text:p>
          </table:table-cell>
          <table:table-cell office:value-type="float" office:value="7070.0">
            <text:p>7070.0</text:p>
          </table:table-cell>
          <table:table-cell office:value-type="float" office:value="100.0">
            <text:p>100.0</text:p>
          </table:table-cell>
          <table:table-cell office:value-type="string" office:value="moss peat">
            <text:p>mos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66">
            <text:p>2.6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Dundalk">
            <text:p>Dundalk</text:p>
          </table:table-cell>
          <table:table-cell office:value-type="string" office:value="radiocarbon">
            <text:p>radiocarbon</text:p>
          </table:table-cell>
          <table:table-cell office:value-type="string" office:value="AA-56700">
            <text:p>AA-56700</text:p>
          </table:table-cell>
          <table:table-cell office:value-type="float" office:value="53.9">
            <text:p>53.9</text:p>
          </table:table-cell>
          <table:table-cell office:value-type="float" office:value="-6.36">
            <text:p>-6.36</text:p>
          </table:table-cell>
          <table:table-cell office:value-type="float" office:value="14557.0">
            <text:p>14557.0</text:p>
          </table:table-cell>
          <table:table-cell office:value-type="float" office:value="69.0">
            <text:p>69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8">
            <text:p>2.68</text:p>
          </table:table-cell>
          <table:table-cell office:value-type="float" office:value="2.68">
            <text:p>2.68</text:p>
          </table:table-cell>
          <table:table-cell office:value-type="string" office:value="McCabeEtal2005,ShennanEtal2018">
            <text:p>McCabeEtal200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